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imes New Roman'" style:font-family-generic="roman" style:font-pitch="variable" fo:font-size="26pt"/>
    </style:style>
    <style:style style:name="T1" style:family="text">
      <style:text-properties fo:font-family="'Times New Roman'" style:font-family-generic="roman" style:font-pitch="variable"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2cm" svg:height="2cm" svg:x="2cm" svg:y="5.1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4cm" svg:y="5.1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6cm" svg:y="5.1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8cm" svg:y="5.1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10cm" svg:y="5.1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2cm" svg:y="7.1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4cm" svg:y="7.1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6cm" svg:y="7.1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8cm" svg:y="7.1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10cm" svg:y="7.1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2cm" svg:y="9.1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4cm" svg:y="9.1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6cm" svg:y="9.1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8cm" svg:y="9.1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10cm" svg:y="9.1cm">
            <text:p text:style-name="P2"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cm" svg:y1="2.1cm" svg:x2="3cm" svg:y2="4.9cm">
            <text:p text:style-name="P2"/>
          </draw:line>
          <draw:line draw:style-name="gr2" draw:text-style-name="P1" draw:layer="layout" svg:x1="5cm" svg:y1="2.1cm" svg:x2="5cm" svg:y2="4.9cm">
            <text:p text:style-name="P2"/>
          </draw:line>
          <draw:line draw:style-name="gr2" draw:text-style-name="P1" draw:layer="layout" svg:x1="7cm" svg:y1="2.1cm" svg:x2="7cm" svg:y2="4.9cm">
            <text:p text:style-name="P2"/>
          </draw:line>
          <draw:line draw:style-name="gr2" draw:text-style-name="P1" draw:layer="layout" svg:x1="9cm" svg:y1="2.1cm" svg:x2="9cm" svg:y2="4.9cm">
            <text:p text:style-name="P2"/>
          </draw:line>
          <draw:line draw:style-name="gr2" draw:text-style-name="P1" draw:layer="layout" svg:x1="11cm" svg:y1="2.1cm" svg:x2="11cm" svg:y2="4.9cm">
            <text:p text:style-name="P2"/>
          </draw:line>
          <draw:line draw:style-name="gr2" draw:text-style-name="P1" draw:layer="layout" svg:x1="12.1cm" svg:y1="6.1cm" svg:x2="15cm" svg:y2="6.1cm">
            <text:p text:style-name="P2"/>
          </draw:line>
          <draw:line draw:style-name="gr2" draw:text-style-name="P1" draw:layer="layout" svg:x1="12.1cm" svg:y1="8.1cm" svg:x2="15cm" svg:y2="8.1cm">
            <text:p text:style-name="P2"/>
          </draw:line>
          <draw:line draw:style-name="gr2" draw:text-style-name="P1" draw:layer="layout" svg:x1="12.1cm" svg:y1="10.1cm" svg:x2="15cm" svg:y2="10.1cm">
            <text:p text:style-name="P2"/>
          </draw:line>
          <draw:frame draw:style-name="gr3" draw:text-style-name="P3" draw:layer="layout" svg:width="5.265cm" svg:height="1.284cm" svg:x="4.435cm" svg:y="7.516cm">
            <draw:text-box>
              <text:p text:style-name="P2"><text:span text:style-name="T1">Spatial Filter</text:span></text:p>
            </draw:text-box>
          </draw:frame>
          <draw:frame draw:style-name="gr3" draw:text-style-name="P3" draw:layer="layout" svg:width="6.094cm" svg:height="1.284cm" svg:x="4cm" svg:y="2.716cm">
            <draw:text-box>
              <text:p text:style-name="P2"><text:span text:style-name="T1">Input Channels</text:span></text:p>
            </draw:text-box>
          </draw:frame>
          <draw:frame draw:style-name="gr3" draw:text-style-name="P3" draw:layer="layout" svg:width="6.708cm" svg:height="1.284cm" draw:transform="rotate (1.5707963267946) translate (12.616cm 11.5cm)">
            <draw:text-box>
              <text:p text:style-name="P2"><text:span text:style-name="T1">Output Channel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Jürgen Mellinger</meta:initial-creator>
    <meta:creation-date>2007-02-28T16:52:57</meta:creation-date>
    <dc:creator>Jürgen Mellinger</dc:creator>
    <dc:date>2007-02-28T18:31:16</dc:date>
    <dc:language>de-DE</dc:language>
    <meta:editing-cycles>3</meta:editing-cycles>
    <meta:editing-duration>PT1H38M1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